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50000015E73B6B2C3.png"/>
  <manifest:file-entry manifest:media-type="image/png" manifest:full-path="Pictures/100000000000006500000069D9932448.png"/>
  <manifest:file-entry manifest:media-type="image/png" manifest:full-path="Pictures/100000000000007A0000005311026974.png"/>
  <manifest:file-entry manifest:media-type="image/png" manifest:full-path="Pictures/10000000000000960000004EE7EB0BD3.png"/>
  <manifest:file-entry manifest:media-type="image/png" manifest:full-path="Pictures/100000000000012C0000012CA50D79C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132cm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margin-left="0cm" fo:margin-right="0cm" fo:text-indent="0cm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8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006cm" svg:height="1.563cm" svg:x="4.026cm" svg:y="3.5cm">
          <draw:image xlink:href="Pictures/10000000000000960000004EE7EB0BD3.png" xlink:type="simple" xlink:show="embed" xlink:actuate="onLoad">
            <text:p/>
          </draw:image>
        </draw:frame>
        <draw:frame draw:style-name="gr1" draw:text-style-name="P1" draw:layer="layout" svg:width="1.674cm" svg:height="2cm" svg:x="4.826cm" svg:y="10cm">
          <draw:image xlink:href="Pictures/10000000000001250000015E73B6B2C3.png" xlink:type="simple" xlink:show="embed" xlink:actuate="onLoad">
            <text:p/>
          </draw:image>
        </draw:frame>
        <draw:frame draw:style-name="gr2" draw:text-style-name="P3" draw:layer="layout" svg:width="4.215cm" svg:height="0.725cm" svg:x="3.785cm" svg:y="5.275cm">
          <draw:text-box>
            <text:p text:style-name="P2"><text:span text:style-name="T1">Data from scanners</text:span></text:p>
          </draw:text-box>
        </draw:frame>
        <draw:frame draw:style-name="gr2" draw:text-style-name="P3" draw:layer="layout" svg:width="3.995cm" svg:height="0.725cm" svg:x="3.532cm" svg:y="8.5cm">
          <draw:text-box>
            <text:p text:style-name="P2"><text:span text:style-name="T1">Processed images</text:span></text:p>
          </draw:text-box>
        </draw:frame>
        <draw:frame draw:style-name="gr2" draw:text-style-name="P3" draw:layer="layout" svg:width="3.952cm" svg:height="0.725cm" svg:x="3.5cm" svg:y="12.194cm">
          <draw:text-box>
            <text:p text:style-name="P2"><text:span text:style-name="T1">Related measures</text:span></text:p>
          </draw:text-box>
        </draw:frame>
        <draw:frame draw:style-name="gr1" draw:text-style-name="P1" draw:layer="layout" svg:width="2.019cm" svg:height="2.1cm" svg:x="15.434cm" svg:y="4.775cm">
          <draw:image xlink:href="Pictures/100000000000006500000069D9932448.png" xlink:type="simple" xlink:show="embed" xlink:actuate="onLoad">
            <text:p/>
          </draw:image>
        </draw:frame>
        <draw:frame draw:style-name="gr2" draw:text-style-name="P3" draw:layer="layout" svg:width="2.462cm" svg:height="0.725cm" svg:x="15.161cm" svg:y="6.969cm">
          <draw:text-box>
            <text:p text:style-name="P2"><text:span text:style-name="T1">Local user</text:span></text:p>
          </draw:text-box>
        </draw:frame>
        <draw:frame draw:style-name="gr1" draw:text-style-name="P1" draw:layer="layout" svg:width="2cm" svg:height="2cm" svg:x="15.453cm" svg:y="8.275cm">
          <draw:image xlink:href="Pictures/100000000000012C0000012CA50D79C6.png" xlink:type="simple" xlink:show="embed" xlink:actuate="onLoad">
            <text:p/>
          </draw:image>
        </draw:frame>
        <draw:frame draw:style-name="gr2" draw:text-style-name="P5" draw:layer="layout" svg:width="3.025cm" svg:height="0.725cm" svg:x="15cm" svg:y="10.275cm">
          <draw:text-box>
            <text:p text:style-name="P4"><text:span text:style-name="T1">Collaborators</text:span></text:p>
          </draw:text-box>
        </draw:frame>
        <draw:custom-shape draw:style-name="gr3" draw:text-style-name="P1" draw:layer="layout" svg:width="2.5cm" svg:height="1.071cm" svg:x="10.037cm" svg:y="7.929cm">
          <text:p/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2.5cm" svg:height="1.429cm" svg:x="10.037cm" svg:y="6.857cm">
          <text:p/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2.5cm" svg:height="1.071cm" svg:x="10.037cm" svg:y="6.5cm">
          <text:p/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frame draw:style-name="gr4" draw:text-style-name="P6" draw:layer="layout" svg:width="2.142cm" svg:height="1.382cm" svg:x="10.395cm" svg:y="7.5cm">
          <draw:text-box>
            <text:p text:style-name="P6"><text:span text:style-name="T2">NIMS</text:span></text:p>
          </draw:text-box>
        </draw:frame>
        <draw:frame draw:style-name="gr2" draw:text-style-name="P8" draw:layer="layout" svg:width="5.531cm" svg:height="1.275cm" svg:x="8.5cm" svg:y="9.225cm">
          <draw:text-box>
            <text:p text:style-name="P7"><text:span text:style-name="T3">Neurobiological Imaging </text:span></text:p>
            <text:p text:style-name="P7"><text:span text:style-name="T3">Management System</text:span></text:p>
          </draw:text-box>
        </draw:frame>
        <draw:frame draw:style-name="gr1" draw:text-style-name="P1" draw:layer="layout" svg:width="2.532cm" svg:height="1.722cm" svg:x="4.5cm" svg:y="6.778cm">
          <draw:image xlink:href="Pictures/100000000000007A0000005311026974.png" xlink:type="simple" xlink:show="embed" xlink:actuate="onLoad">
            <text:p/>
          </draw:image>
        </draw:frame>
        <draw:custom-shape draw:style-name="gr5" draw:text-style-name="P1" draw:layer="layout" svg:width="2cm" svg:height="0.5cm" svg:x="7.5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cm" svg:height="0.5cm" svg:x="13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Vincent Simoes</meta:initial-creator>
    <meta:creation-date>2009-07-16T19:12:43</meta:creation-date>
    <dc:creator>Vincent Simoes</dc:creator>
    <dc:date>2009-07-22T18:41:25</dc:date>
    <meta:editing-cycles>13</meta:editing-cycles>
    <meta:editing-duration>PT2H55M14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